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342" officeooo:paragraph-rsid="0014b342"/>
    </style:style>
    <style:style style:name="P2" style:family="paragraph" style:parent-style-name="Text_20_body" style:list-style-name="L1">
      <style:text-properties officeooo:rsid="0014b342" officeooo:paragraph-rsid="0014b342"/>
    </style:style>
    <style:style style:name="P3" style:family="paragraph" style:parent-style-name="Text_20_body" style:list-style-name="L3">
      <style:text-properties officeooo:rsid="0014b342" officeooo:paragraph-rsid="0014b342"/>
    </style:style>
    <style:style style:name="P4" style:family="paragraph" style:parent-style-name="Text_20_body" style:list-style-name="L2">
      <style:text-properties officeooo:paragraph-rsid="0014b342"/>
    </style:style>
    <style:style style:name="P5" style:family="paragraph" style:parent-style-name="Title">
      <style:paragraph-properties fo:text-align="center" style:justify-single-word="false"/>
      <style:text-properties officeooo:paragraph-rsid="0014b342"/>
    </style:style>
    <style:style style:name="P6" style:family="paragraph" style:parent-style-name="Heading_20_1">
      <style:text-properties officeooo:paragraph-rsid="0014b342"/>
    </style:style>
    <style:style style:name="T1" style:family="text">
      <style:text-properties officeooo:rsid="0014b3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ddress Book User Stories</text:span></text:p>
      <text:h text:style-name="P6" text:outline-level="1">Add Address</text:h>
      <text:list xml:id="list1214419466128584892" text:style-name="L1">
        <text:list-item>
          <text:p text:style-name="P2">First name</text:p>
        </text:list-item>
        <text:list-item>
          <text:p text:style-name="P2">Last name</text:p>
        </text:list-item>
        <text:list-item>
          <text:p text:style-name="P2">street address, city, state zip</text:p>
        </text:list-item>
      </text:list>
      <text:h text:style-name="P6" text:outline-level="1">Delete Address</text:h>
      <text:h text:style-name="P6" text:outline-level="1">Find Address </text:h>
      <text:list xml:id="list288985419514874164" text:style-name="L2">
        <text:list-item>
          <text:p text:style-name="P4"><text:span text:style-name="T1">Find address by last name</text:span></text:p>
        </text:list-item>
      </text:list>
      <text:h text:style-name="Heading_20_1" text:outline-level="1">List Address Count</text:h>
      <text:h text:style-name="Heading_20_1" text:outline-level="1">List All Addresses</text:h>
      <text:h text:style-name="Heading_20_1" text:outline-level="1">Show Menu</text:h>
      <text:list xml:id="list8516960467067580379" text:style-name="L3">
        <text:list-item>
          <text:p text:style-name="P3">1. add address</text:p>
        </text:list-item>
        <text:list-item>
          <text:p text:style-name="P3">2. delete address</text:p>
        </text:list-item>
        <text:list-item>
          <text:p text:style-name="P3">3. find address</text:p>
        </text:list-item>
        <text:list-item>
          <text:p text:style-name="P3">4. list address count</text:p>
        </text:list-item>
        <text:list-item>
          <text:p text:style-name="P3">5. list all addresses</text:p>
        </text:list-item>
        <text:list-item>
          <text:p text:style-name="P3">6. exit</text:p>
        </text:list-item>
      </text:list>
      <text:h text:style-name="Heading_20_1" text:outline-level="1">Quit Program</text:h>
      <text:h text:style-name="Heading_20_1" text:outline-level="1">Save Address to File</text:h>
      <text:h text:style-name="Heading_20_1" text:outline-level="1">Read Address from Fil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6:43:13.751319632</meta:creation-date>
    <dc:date>2015-05-02T16:48:00.545828925</dc:date>
    <meta:editing-duration>P0D</meta:editing-duration>
    <meta:editing-cycles>1</meta:editing-cycles>
    <meta:document-statistic meta:table-count="0" meta:image-count="0" meta:object-count="0" meta:page-count="1" meta:paragraph-count="20" meta:word-count="71" meta:character-count="342" meta:non-whitespace-character-count="300"/>
    <meta:generator>LibreOffice/4.2.8.2$Linux_X86_64 LibreOffice_project/420m0$Build-2</meta:generator>
  </office:meta>
</office:document-meta>
</file>